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c5dc2" officeooo:paragraph-rsid="000c5dc2"/>
    </style:style>
    <style:style style:name="P2" style:family="paragraph" style:parent-style-name="Text_20_body">
      <style:paragraph-properties fo:text-align="center" style:justify-single-word="false"/>
      <style:text-properties officeooo:rsid="0026d211" officeooo:paragraph-rsid="0026d211"/>
    </style:style>
    <style:style style:name="P3" style:family="paragraph" style:parent-style-name="Text_20_body">
      <style:paragraph-properties fo:text-align="start" style:justify-single-word="false">
        <style:tab-stops>
          <style:tab-stop style:position="4.0209in"/>
        </style:tab-stops>
      </style:paragraph-properties>
      <style:text-properties fo:font-size="11pt" officeooo:rsid="0026d211" officeooo:paragraph-rsid="0026d211" style:font-size-asian="11pt" style:font-size-complex="11pt"/>
    </style:style>
    <style:style style:name="P4" style:family="paragraph" style:parent-style-name="Text_20_body">
      <style:paragraph-properties fo:text-align="start" style:justify-single-word="false">
        <style:tab-stops>
          <style:tab-stop style:position="4.0209in"/>
        </style:tab-stops>
      </style:paragraph-properties>
      <style:text-properties fo:font-size="11pt" officeooo:rsid="0026eb58" officeooo:paragraph-rsid="0026eb58" style:font-size-asian="11pt" style:font-size-complex="11pt"/>
    </style:style>
    <style:style style:name="P5" style:family="paragraph" style:parent-style-name="Text_20_body">
      <style:paragraph-properties fo:text-align="start" style:justify-single-word="false">
        <style:tab-stops>
          <style:tab-stop style:position="4.0209in"/>
        </style:tab-stops>
      </style:paragraph-properties>
      <style:text-properties fo:font-size="11pt" officeooo:rsid="0028c0d0" officeooo:paragraph-rsid="0028c0d0" style:font-size-asian="11pt" style:font-size-complex="11pt"/>
    </style:style>
    <style:style style:name="P6" style:family="paragraph" style:parent-style-name="Title">
      <style:text-properties officeooo:rsid="0026d211" officeooo:paragraph-rsid="0026d2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hoosing The People</text:p>
      <text:p text:style-name="P2">A Group of People are not Always the Dancers</text:p>
      <text:p text:style-name="P1"/>
      <text:p text:style-name="P3">Dancing is about the movement to music of Dancers.</text:p>
      <text:p text:style-name="P3">The allowance of people other than Dancers is always encouraged.</text:p>
      <text:p text:style-name="P3">Dancers do not always want to Dance, and Dancing can be exhausting.</text:p>
      <text:p text:style-name="P3">Dancing does not allow for always standing, and there needs to be sitting room where people Dance.</text:p>
      <text:p text:style-name="P3">Sitting room does not allow for people who are not able to be sat with.</text:p>
      <text:p text:style-name="P3">Sitting with people does not always encourage Dancing.</text:p>
      <text:p text:style-name="P3">Sitting with the right people does always encourage a good party.</text:p>
      <text:p text:style-name="P4">Sitting with strangers who are the right people sometimes results in friendship.</text:p>
      <text:p text:style-name="P4">Sitting with strangers who are not the right people sometimes ends the fun at the party.</text:p>
      <text:p text:style-name="P4">Strangers at a party are not welcome if they’re strangers to everyone.</text:p>
      <text:p text:style-name="P4">Strangers at a party are dangerous if they’re not ready to leave.</text:p>
      <text:p text:style-name="P4">Strangers at a party that are not recognized should be pointed out the party organizers, and action taken.</text:p>
      <text:p text:style-name="P4">Strangers that have been at the party too long should be politely asked to leave, while having authorities on hand.</text:p>
      <text:p text:style-name="P4">Strangers that cannot be trusted to leave should be asked to leave by authorities.</text:p>
      <text:p text:style-name="P4">Strangers that are taking the party with them are not a party problem, but a problem for the authorities. <text:s/>Calling the authorities is a party problem.</text:p>
      <text:p text:style-name="P5">Strangers don’t have any place at a party.</text:p>
      <text:p text:style-name="P5">Strangers cannot make themselves welcome at a party.</text:p>
      <text:p text:style-name="P5">Strangers cannot be encouraged to be at a party.</text:p>
      <text:p text:style-name="P5">Strangers don’t have any reason to be at a party they’re not invited to.</text:p>
      <text:p text:style-name="P5">Strangers invited to a party are not welcome to do whatever they want.</text:p>
      <text:p text:style-name="P5">Strangers invited to a party are not allowed to be kept at the party.</text:p>
      <text:p text:style-name="P5">Strangers invited to a party should make sure others know where they are and why.</text:p>
      <text:p text:style-name="P5">Strangers invited to a party should not bring any party with them that isn’t legal.</text:p>
      <text:p text:style-name="P5">Strangers invited to a party should not encourage others at the party to do anything illegal.</text:p>
      <text:p text:style-name="P5">Strangers invited to a party can use Dance to not be as unfamiliar with each other as when they arriv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22:40:08.082746288</meta:creation-date>
    <dc:date>2018-04-25T00:39:55.516031857</dc:date>
    <meta:editing-duration>PT8M36S</meta:editing-duration>
    <meta:editing-cycles>5</meta:editing-cycles>
    <meta:generator>LibreOffice/5.4.6.2$Linux_X86_64 LibreOffice_project/40m0$Build-2</meta:generator>
    <meta:document-statistic meta:table-count="0" meta:image-count="0" meta:object-count="0" meta:page-count="1" meta:paragraph-count="27" meta:word-count="356" meta:character-count="2002" meta:non-whitespace-character-count="1672"/>
  </office:meta>
</office:document-meta>
</file>